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officeooo:rsid="000baeb8" officeooo:paragraph-rsid="000baeb8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baeb8" officeooo:paragraph-rsid="000baeb8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c72de" officeooo:paragraph-rsid="000c72de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65ba5" officeooo:paragraph-rsid="00065ba5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9df49" officeooo:paragraph-rsid="0009df49" style:font-size-asian="12pt" style:language-asian="zh" style:country-asian="CN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paragraph-rsid="000903ac"/>
    </style:style>
    <style:style style:name="T1" style:family="text">
      <style:text-properties fo:font-size="12pt" fo:language="en" fo:country="US" fo:font-weight="normal" officeooo:rsid="000903ac" style:font-size-asian="12pt" style:language-asian="zh" style:country-asian="CN" style:font-weight-asian="normal" style:font-size-complex="12pt" style:font-weight-complex="normal"/>
    </style:style>
    <style:style style:name="T2" style:family="text">
      <style:text-properties officeooo:rsid="00065ba5"/>
    </style:style>
    <style:style style:name="T3" style:family="text">
      <style:text-properties officeooo:rsid="0007709b"/>
    </style:style>
    <style:style style:name="T4" style:family="text">
      <style:text-properties officeooo:rsid="000c72d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28MB,1S,<text:span text:style-name="T2">organ</text:span>.xxx</text:p>
      <text:p text:style-name="P2"><text:bookmark text:name="OLE_LINK5"/><text:bookmark text:name="OLE_LINK1"/>器官与配子</text:p>
      <text:p text:style-name="P7"><text:bookmark text:name="_GoBack"/>问题描述</text:p>
      <text:p text:style-name="P11"><text:span text:style-name="T3">（2019石家庄零模）</text:span>有n个本质相同的配子和m个本质相同的器官，现在将配子放入器官（器官没有容量上下界），<text:span text:style-name="T3">求总共放1到n个配子的方案数mod</text:span><text:span text:style-name="T3"><draw:frame draw:style-name="fr1" draw:name="对象1" text:anchor-type="as-char" svg:y="-0.437cm" svg:width="1.272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分别是多少。</text:span></text:p>
      <text:p text:style-name="P5"><text:bookmark text:name="OLE_LINK2"/></text:p>
      <text:p text:style-name="P7">输入描述</text:p>
      <text:p text:style-name="P13"><text:span text:style-name="T1">一行2个整数n,m</text:span><text:bookmark text:name="OLE_LINK4"/></text:p>
      <text:p text:style-name="P4"/>
      <text:p text:style-name="P7">输出描述</text:p>
      <text:p text:style-name="P12">n行，每行一个整数表示总共放i个配子到m个器官里的方案数。</text:p>
      <text:p text:style-name="P5"><text:bookmark text:name="OLE_LINK6"/></text:p>
      <text:p text:style-name="P7">样例输入</text:p>
      <text:p text:style-name="P8">3 2</text:p>
      <text:p text:style-name="P3"/>
      <text:p text:style-name="P3"/>
      <text:p text:style-name="P7">样例输出</text:p>
      <text:p text:style-name="P9">1</text:p>
      <text:p text:style-name="P9">2</text:p>
      <text:p text:style-name="P9">2</text:p>
      <text:p text:style-name="P1"><text:bookmark text:name="OLE_LINK9"/></text:p>
      <text:p text:style-name="P7">数据范围及提示</text:p>
      <text:p text:style-name="P10">1 &lt;= n, m &lt;= 5000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22T20:35:48.533000000</dc:date>
    <meta:editing-cycles>8</meta:editing-cycles>
    <meta:editing-duration>PT4M10S</meta:editing-duration>
    <meta:generator>LibreOffice/6.0.7.3$Windows_X86_64 LibreOffice_project/dc89aa7a9eabfd848af146d5086077aeed2ae4a5</meta:generator>
    <meta:document-statistic meta:table-count="0" meta:image-count="0" meta:object-count="1" meta:page-count="1" meta:paragraph-count="16" meta:word-count="151" meta:character-count="188" meta:non-whitespace-character-count="182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p>
        <mn>10</mn>
        <mn>9</mn>
      </msup>
      <mo stretchy="false">+</mo>
      <mn>7</mn>
    </mrow>
    <annotation encoding="StarMath 5.0">10^9+7</annotation>
  </semantics>
</math>
</file>